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24cm" svg:y1="1.413cm" svg:x2="3.172cm" svg:y2="1.411cm">
          <text:p/>
        </draw:line>
        <draw:line draw:style-name="gr1" draw:text-style-name="P1" draw:layer="layout" svg:x1="3.732cm" svg:y1="2.711cm" svg:x2="3.165cm" svg:y2="2.711cm">
          <text:p/>
        </draw:line>
        <draw:line draw:style-name="gr1" draw:text-style-name="P1" draw:layer="layout" svg:x1="3.724cm" svg:y1="3.986cm" svg:x2="3.163cm" svg:y2="3.986cm">
          <text:p/>
        </draw:line>
        <draw:line draw:style-name="gr1" draw:text-style-name="P1" draw:layer="layout" svg:x1="3.172cm" svg:y1="3.989cm" svg:x2="3.171cm" svg:y2="1.411cm">
          <text:p/>
        </draw:line>
        <draw:frame draw:style-name="gr2" draw:layer="layout" svg:width="0.426cm" svg:height="0.469cm" svg:x="1.899cm" svg:y="0.2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26cm" svg:height="0.469cm" svg:x="1.911cm" svg:y="1.5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cm" svg:height="0.469cm" svg:x="1.896cm" svg:y="2.8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draw:layer="layout" svg:width="0.135cm" svg:height="0.135cm" svg:x="3.929cm" svg:y="0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4.634cm" svg:y="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3.938cm" svg:y="1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4.625cm" svg:y="1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3.99cm" svg:y="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4.592cm" svg:y="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path draw:style-name="gr4" draw:text-style-name="P2" draw:layer="layout" svg:width="0.906cm" svg:height="0.495cm" draw:transform="rotate (-1.57079632679579) translate (4.21915590894899cm 1.80299999999909cm)" svg:viewBox="0 0 907 496" svg:d="m0-7946c0-119 0-268 0-398s226-122 226 0c0-122 228-122 228 0 0-122 226-122 226 0 0-122 227-122 227 0 0 0 0 448 0 39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5" draw:text-style-name="P2" draw:layer="layout" svg:x1="4.324cm" svg:y1="1.803cm" svg:x2="4.324cm" svg:y2="2.71cm">
              <text:p/>
            </draw:line>
          </draw:g>
          <draw:g>
            <draw:path draw:style-name="gr6" draw:text-style-name="P2" draw:layer="layout" svg:width="0.897cm" svg:height="0.495cm" draw:transform="rotate (1.5707963267946) translate (4.50284409105156cm 2.71000000000343cm)" svg:viewBox="0 0 898 496" svg:d="m0 9498c0-119 0-268 0-398s224-122 224 0c0-122 226-122 226 0 0-122 223-122 223 0 0-122 225-122 225 0 0 0 0 448 0 398">
              <draw:glue-point draw:id="4" svg:x="4.987cm" svg:y="5cm"/>
              <draw:glue-point draw:id="5" svg:x="4.987cm" svg:y="-5cm"/>
              <draw:glue-point draw:id="6" svg:x="4.923cm" svg:y="5cm"/>
              <draw:glue-point draw:id="7" svg:x="4.923cm" svg:y="-5cm"/>
              <text:p/>
            </draw:path>
            <draw:line draw:style-name="gr7" draw:text-style-name="P2" draw:layer="layout" svg:x1="4.398cm" svg:y1="2.71cm" svg:x2="4.398cm" svg:y2="1.812cm">
              <text:p/>
            </draw:line>
          </draw:g>
        </draw:g>
        <draw:g>
          <draw:g>
            <draw:path draw:style-name="gr8" draw:text-style-name="P2" draw:layer="layout" svg:width="0.906cm" svg:height="0.495cm" draw:transform="rotate (-1.57079632679579) translate (4.22115590894899cm 3.07899999999911cm)" svg:viewBox="0 0 907 496" svg:d="m0-7950c0-119 0-268 0-398s226-122 226 0c0-122 228-122 228 0 0-122 226-122 226 0 0-122 227-122 227 0 0 0 0 448 0 39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9" draw:text-style-name="P2" draw:layer="layout" svg:x1="4.326cm" svg:y1="3.079cm" svg:x2="4.326cm" svg:y2="3.986cm">
              <text:p/>
            </draw:line>
          </draw:g>
          <draw:g>
            <draw:path draw:style-name="gr10" draw:text-style-name="P2" draw:layer="layout" svg:width="0.897cm" svg:height="0.495cm" draw:transform="rotate (1.5707963267946) translate (4.50484409105156cm 3.98600000000342cm)" svg:viewBox="0 0 898 496" svg:d="m0 9502c0-119 0-268 0-398s224-122 224 0c0-122 226-122 226 0 0-122 223-122 223 0 0-122 225-122 225 0 0 0 0 448 0 398">
              <draw:glue-point draw:id="4" svg:x="4.987cm" svg:y="5cm"/>
              <draw:glue-point draw:id="5" svg:x="4.987cm" svg:y="-5cm"/>
              <draw:glue-point draw:id="6" svg:x="4.923cm" svg:y="5cm"/>
              <draw:glue-point draw:id="7" svg:x="4.923cm" svg:y="-5cm"/>
              <text:p/>
            </draw:path>
            <draw:line draw:style-name="gr11" draw:text-style-name="P2" draw:layer="layout" svg:x1="4.4cm" svg:y1="3.986cm" svg:x2="4.4cm" svg:y2="3.088cm">
              <text:p/>
            </draw:line>
          </draw:g>
        </draw:g>
        <draw:g>
          <draw:g>
            <draw:path draw:style-name="gr12" draw:text-style-name="P2" draw:layer="layout" svg:width="0.906cm" svg:height="0.495cm" draw:transform="rotate (-1.57079632679579) translate (4.21715590894899cm 0.504999999999109cm)" svg:viewBox="0 0 907 496" svg:d="m0-7942c0-119 0-268 0-398s226-122 226 0c0-122 228-122 228 0 0-122 226-122 226 0 0-122 227-122 227 0 0 0 0 448 0 39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13" draw:text-style-name="P2" draw:layer="layout" svg:x1="4.322cm" svg:y1="0.505cm" svg:x2="4.322cm" svg:y2="1.412cm">
              <text:p/>
            </draw:line>
          </draw:g>
          <draw:g>
            <draw:path draw:style-name="gr14" draw:text-style-name="P2" draw:layer="layout" svg:width="0.897cm" svg:height="0.495cm" draw:transform="rotate (1.5707963267946) translate (4.50084409105156cm 1.41200000000343cm)" svg:viewBox="0 0 898 496" svg:d="m0 9494c0-119 0-268 0-398s224-122 224 0c0-122 226-122 226 0 0-122 223-122 223 0 0-122 225-122 225 0 0 0 0 448 0 398">
              <draw:glue-point draw:id="4" svg:x="4.987cm" svg:y="5cm"/>
              <draw:glue-point draw:id="5" svg:x="4.987cm" svg:y="-5cm"/>
              <draw:glue-point draw:id="6" svg:x="4.923cm" svg:y="5cm"/>
              <draw:glue-point draw:id="7" svg:x="4.923cm" svg:y="-5cm"/>
              <text:p/>
            </draw:path>
            <draw:line draw:style-name="gr15" draw:text-style-name="P2" draw:layer="layout" svg:x1="4.396cm" svg:y1="1.412cm" svg:x2="4.396cm" svg:y2="0.514cm">
              <text:p/>
            </draw:line>
          </draw:g>
        </draw:g>
        <draw:line draw:style-name="gr1" draw:text-style-name="P1" draw:layer="layout" svg:x1="3.726cm" svg:y1="0.507cm" svg:x2="2.264cm" svg:y2="0.507cm">
          <text:p/>
        </draw:line>
        <draw:line draw:style-name="gr1" draw:text-style-name="P1" draw:layer="layout" svg:x1="3.724cm" svg:y1="1.805cm" svg:x2="2.262cm" svg:y2="1.805cm">
          <text:p/>
        </draw:line>
        <draw:line draw:style-name="gr1" draw:text-style-name="P1" draw:layer="layout" svg:x1="3.726cm" svg:y1="3.059cm" svg:x2="2.264cm" svg:y2="3.059cm">
          <text:p/>
        </draw:line>
        <draw:line draw:style-name="gr1" draw:text-style-name="P1" draw:layer="layout" svg:x1="3.183cm" svg:y1="3.983cm" svg:x2="2.253cm" svg:y2="3.983cm">
          <text:p/>
        </draw:line>
        <draw:frame draw:style-name="gr2" draw:layer="layout" svg:width="0.43cm" svg:height="0.469cm" svg:x="1.883cm" svg:y="3.69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draw:layer="layout" svg:width="0.091cm" svg:height="0.091cm" svg:x="3.122cm" svg:y="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91cm" svg:height="0.091cm" svg:x="3.131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94cm" svg:y1="1.406cm" svg:x2="4.994cm" svg:y2="1.807cm">
          <text:p/>
        </draw:line>
        <draw:line draw:style-name="gr1" draw:text-style-name="P1" draw:layer="layout" svg:x1="4.994cm" svg:y1="2.71cm" svg:x2="4.994cm" svg:y2="3.089cm">
          <text:p/>
        </draw:line>
        <draw:line draw:style-name="gr1" draw:text-style-name="P1" draw:layer="layout" svg:x1="6.454cm" svg:y1="3.09cm" svg:x2="4.992cm" svg:y2="3.09cm">
          <text:p/>
        </draw:line>
        <draw:line draw:style-name="gr1" draw:text-style-name="P1" draw:layer="layout" svg:x1="4.994cm" svg:y1="3.987cm" svg:x2="5.404cm" svg:y2="3.987cm">
          <text:p/>
        </draw:line>
        <draw:line draw:style-name="gr1" draw:text-style-name="P1" draw:layer="layout" svg:x1="5.4cm" svg:y1="3.987cm" svg:x2="5.4cm" svg:y2="0.509cm">
          <text:p/>
        </draw:line>
        <draw:line draw:style-name="gr1" draw:text-style-name="P1" draw:layer="layout" svg:x1="6.454cm" svg:y1="1.813cm" svg:x2="4.992cm" svg:y2="1.813cm">
          <text:p/>
        </draw:line>
        <draw:line draw:style-name="gr1" draw:text-style-name="P1" draw:layer="layout" svg:x1="6.45cm" svg:y1="0.513cm" svg:x2="4.988cm" svg:y2="0.513cm">
          <text:p/>
        </draw:line>
        <draw:custom-shape draw:style-name="gr3" draw:text-style-name="P1" draw:layer="layout" svg:width="0.091cm" svg:height="0.091cm" svg:x="4.946cm" svg:y="3.0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91cm" svg:height="0.091cm" svg:x="4.947cm" svg:y="1.7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66cm" svg:height="0.469cm" svg:x="6.483cm" svg:y="0.23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66cm" svg:height="0.469cm" svg:x="6.494cm" svg:y="1.56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49cm" svg:height="0.469cm" svg:x="6.542cm" svg:y="2.80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text-style-name="P3" draw:layer="layout" svg:width="1.078cm" svg:height="0.911cm" svg:x="7.567cm" svg:y="3.107cm">
          <draw:text-box>
            <text:p><text:span text:style-name="T1">الف</text:span></text:p>
          </draw:text-box>
        </draw:frame>
        <draw:frame draw:style-name="gr16" draw:text-style-name="P3" draw:layer="layout" svg:width="0.714cm" svg:height="0.911cm" svg:x="7.723cm" svg:y="4.08cm">
          <draw:text-box>
            <text:p><text:span text:style-name="T1">با</text:span></text:p>
          </draw:text-box>
        </draw:frame>
        <draw:path draw:style-name="gr17" draw:text-style-name="P4" draw:layer="layout" svg:width="-0.935cm" svg:height="-0.144cm" svg:x="4.456cm" svg:y="6.255cm" svg:viewBox="0 0 -936 -145" svg:d="m936-12365c0-193-234-193-234 0 0-193-234-193-234 0 0-193-234-193-234 0 0-193-234-193-234 0">
          <draw:glue-point draw:id="4" svg:x="-5cm" svg:y="-4.827cm"/>
          <draw:glue-point draw:id="5" svg:x="5cm" svg:y="-4.827cm"/>
          <draw:glue-point draw:id="6" svg:x="-4.861cm" svg:y="-4.827cm"/>
          <draw:glue-point draw:id="7" svg:x="5cm" svg:y="-4.827cm"/>
          <text:p/>
        </draw:path>
        <draw:line draw:style-name="gr1" draw:text-style-name="P1" draw:layer="layout" svg:x1="4.764cm" svg:y1="6.109cm" svg:x2="4.454cm" svg:y2="6.109cm">
          <text:p/>
        </draw:line>
        <draw:line draw:style-name="gr1" draw:text-style-name="P1" draw:layer="layout" svg:x1="3.52cm" svg:y1="6.105cm" svg:x2="3.21cm" svg:y2="6.105cm">
          <text:p/>
        </draw:line>
        <draw:path draw:style-name="gr17" draw:text-style-name="P4" draw:layer="layout" svg:width="0.935cm" svg:height="0.145cm" draw:transform="rotate (1.04597582072) translate (2.46359549412279cm 7.10789906095018cm)" svg:viewBox="0 0 936 146" svg:d="m936 11532c0-193-234-193-234 0 0-193-234-193-234 0 0-193-234-193-234 1 0-194-234-193-234 0">
          <draw:glue-point draw:id="4" svg:x="4.918cm" svg:y="-4.677cm"/>
          <draw:glue-point draw:id="5" svg:x="-3.497cm" svg:y="4.952cm"/>
          <draw:glue-point draw:id="6" svg:x="4.808cm" svg:y="-4.533cm"/>
          <draw:glue-point draw:id="7" svg:x="-3.497cm" svg:y="4.952cm"/>
          <text:p/>
        </draw:path>
        <draw:line draw:style-name="gr1" draw:text-style-name="P1" draw:layer="layout" svg:x1="3.21cm" svg:y1="6.103cm" svg:x2="3.055cm" svg:y2="6.371cm">
          <text:p/>
        </draw:line>
        <draw:line draw:style-name="gr1" draw:text-style-name="P1" draw:layer="layout" svg:x1="2.592cm" svg:y1="7.183cm" svg:x2="2.437cm" svg:y2="7.451cm">
          <text:p/>
        </draw:line>
        <draw:path draw:style-name="gr17" draw:text-style-name="P4" draw:layer="layout" svg:width="0.935cm" svg:height="0.145cm" draw:transform="rotate (-1.04597582072119) translate (2.71351474459105cm 4.95833620949747cm)" svg:viewBox="0 0 936 146" svg:d="m0 417c0-193 234-193 234 0 0-193 234-193 234 1 0-194 234-193 234 0 0-193 234-193 234 0">
          <draw:glue-point draw:id="4" svg:x="-4.918cm" svg:y="-4.671cm"/>
          <draw:glue-point draw:id="5" svg:x="3.533cm" svg:y="4.97cm"/>
          <draw:glue-point draw:id="6" svg:x="-4.808cm" svg:y="-4.54cm"/>
          <draw:glue-point draw:id="7" svg:x="3.533cm" svg:y="4.97cm"/>
          <text:p/>
        </draw:path>
        <draw:line draw:style-name="gr1" draw:text-style-name="P1" draw:layer="layout" svg:x1="3.21cm" svg:y1="6.108cm" svg:x2="3.055cm" svg:y2="5.84cm">
          <text:p/>
        </draw:line>
        <draw:line draw:style-name="gr1" draw:text-style-name="P1" draw:layer="layout" svg:x1="2.592cm" svg:y1="5.028cm" svg:x2="2.437cm" svg:y2="4.76cm">
          <text:p/>
        </draw:line>
        <draw:path draw:style-name="gr17" draw:text-style-name="P4" draw:layer="layout" svg:width="0.935cm" svg:height="0.144cm" svg:x="6.012cm" svg:y="6.638cm" svg:viewBox="0 0 936 145" svg:d="m0 145c0-193 234-193 234 0 0-193 234-193 234 0 0-193 234-193 234 0 0-193 234-193 234 0">
          <draw:glue-point draw:id="4" svg:x="-5cm" svg:y="4.827cm"/>
          <draw:glue-point draw:id="5" svg:x="5cm" svg:y="4.827cm"/>
          <draw:glue-point draw:id="6" svg:x="-4.85cm" svg:y="4.827cm"/>
          <draw:glue-point draw:id="7" svg:x="5cm" svg:y="4.827cm"/>
          <text:p/>
        </draw:path>
        <draw:line draw:style-name="gr1" draw:text-style-name="P1" draw:layer="layout" svg:x1="7.256cm" svg:y1="6.783cm" svg:x2="6.946cm" svg:y2="6.783cm">
          <text:p/>
        </draw:line>
        <draw:line draw:style-name="gr1" draw:text-style-name="P1" draw:layer="layout" svg:x1="6.012cm" svg:y1="6.779cm" svg:x2="5.702cm" svg:y2="6.779cm">
          <text:p/>
        </draw:line>
        <draw:path draw:style-name="gr17" draw:text-style-name="P4" draw:layer="layout" svg:width="0.935cm" svg:height="0.144cm" draw:transform="rotate (2.0947441682432) translate (6.97512089927374cm 6.58995472221968cm)" svg:viewBox="0 0 936 145" svg:d="m0 5630c0-193 234-193 234 0 0-193 234-193 234 0 0-193 234-193 234 0 0-193 234-193 234 0">
          <draw:glue-point draw:id="4" svg:x="4.927cm" svg:y="4.677cm"/>
          <draw:glue-point draw:id="5" svg:x="-3.509cm" svg:y="-4.964cm"/>
          <draw:glue-point draw:id="6" svg:x="4.8cm" svg:y="4.545cm"/>
          <draw:glue-point draw:id="7" svg:x="-3.509cm" svg:y="-4.964cm"/>
          <text:p/>
        </draw:path>
        <draw:line draw:style-name="gr1" draw:text-style-name="P1" draw:layer="layout" svg:x1="5.702cm" svg:y1="6.784cm" svg:x2="5.857cm" svg:y2="6.516cm">
          <text:p/>
        </draw:line>
        <draw:line draw:style-name="gr1" draw:text-style-name="P1" draw:layer="layout" svg:x1="6.32cm" svg:y1="5.705cm" svg:x2="6.475cm" svg:y2="5.437cm">
          <text:p/>
        </draw:line>
        <draw:path draw:style-name="gr17" draw:text-style-name="P4" draw:layer="layout" svg:width="0.935cm" svg:height="0.145cm" draw:transform="rotate (-2.09561683287038) translate (6.45121490109858cm 5.77866798486232cm)" svg:viewBox="0 0 936 146" svg:d="m0-16811c0-193 233-193 234 0-1-193 234-194 234 0 0-194 233-194 234-1-1-193 234-193 234 0">
          <draw:glue-point draw:id="4" svg:x="3.533cm" svg:y="-4.964cm"/>
          <draw:glue-point draw:id="5" svg:x="-4.918cm" svg:y="4.677cm"/>
          <draw:glue-point draw:id="6" svg:x="3.406cm" svg:y="-4.832cm"/>
          <draw:glue-point draw:id="7" svg:x="-4.918cm" svg:y="4.677cm"/>
          <text:p/>
        </draw:path>
        <draw:line draw:style-name="gr1" draw:text-style-name="P1" draw:layer="layout" svg:x1="6.476cm" svg:y1="5.44cm" svg:x2="6.631cm" svg:y2="5.708cm">
          <text:p/>
        </draw:line>
        <draw:line draw:style-name="gr1" draw:text-style-name="P1" draw:layer="layout" svg:x1="7.101cm" svg:y1="6.515cm" svg:x2="7.256cm" svg:y2="6.783cm">
          <text:p/>
        </draw:line>
        <draw:custom-shape draw:style-name="gr3" draw:text-style-name="P1" draw:layer="measurelines" svg:width="0.135cm" svg:height="0.135cm" svg:x="2.808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135cm" svg:height="0.135cm" svg:x="4.47cm" svg:y="6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135cm" svg:height="0.135cm" svg:x="2.244cm" svg:y="7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135cm" svg:height="0.135cm" svg:x="6.86cm" svg:y="6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135cm" svg:height="0.135cm" svg:x="5.668cm" svg:y="6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135cm" svg:height="0.135cm" svg:x="6.749cm" svg:y="5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measurelines" svg:x1="6.474cm" svg:y1="5.439cm" svg:x2="6.474cm" svg:y2="5.308cm">
          <text:p/>
        </draw:line>
        <draw:line draw:style-name="gr1" draw:text-style-name="P1" draw:layer="measurelines" svg:x1="6.474cm" svg:y1="5.308cm" svg:x2="7.758cm" svg:y2="5.308cm">
          <text:p/>
        </draw:line>
        <draw:line draw:style-name="gr1" draw:text-style-name="P1" draw:layer="measurelines" svg:x1="7.251cm" svg:y1="6.781cm" svg:x2="7.357cm" svg:y2="6.846cm">
          <text:p/>
        </draw:line>
        <draw:line draw:style-name="gr1" draw:text-style-name="P1" draw:layer="measurelines" svg:x1="7.353cm" svg:y1="6.846cm" svg:x2="7.754cm" svg:y2="6.846cm">
          <text:p/>
        </draw:line>
        <draw:line draw:style-name="gr1" draw:text-style-name="P1" draw:layer="measurelines" svg:x1="5.701cm" svg:y1="6.78cm" svg:x2="5.562cm" svg:y2="6.866cm">
          <text:p/>
        </draw:line>
        <draw:line draw:style-name="gr1" draw:text-style-name="P1" draw:layer="measurelines" svg:x1="5.578cm" svg:y1="6.866cm" svg:x2="5.578cm" svg:y2="7.684cm">
          <text:p/>
        </draw:line>
        <draw:line draw:style-name="gr1" draw:text-style-name="P1" draw:layer="measurelines" svg:x1="5.582cm" svg:y1="7.701cm" svg:x2="7.774cm" svg:y2="7.701cm">
          <text:p/>
        </draw:line>
        <draw:line draw:style-name="gr1" draw:text-style-name="P1" draw:layer="measurelines" svg:x1="2.437cm" svg:y1="4.761cm" svg:x2="1.345cm" svg:y2="4.761cm">
          <text:p/>
        </draw:line>
        <draw:line draw:style-name="gr1" draw:text-style-name="P1" draw:layer="measurelines" svg:x1="2.433cm" svg:y1="7.452cm" svg:x2="1.403cm" svg:y2="7.452cm">
          <text:p/>
        </draw:line>
        <draw:line draw:style-name="gr1" draw:text-style-name="P1" draw:layer="measurelines" svg:x1="1.421cm" svg:y1="7.737cm" svg:x2="4.765cm" svg:y2="7.737cm">
          <text:p/>
        </draw:line>
        <draw:line draw:style-name="gr1" draw:text-style-name="P1" draw:layer="measurelines" svg:x1="4.759cm" svg:y1="6.103cm" svg:x2="4.759cm" svg:y2="7.737cm">
          <text:p/>
        </draw:line>
        <draw:frame draw:style-name="gr2" draw:layer="measurelines" svg:width="0.426cm" svg:height="0.469cm" svg:x="0.945cm" svg:y="7.41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measurelines" svg:width="0.426cm" svg:height="0.469cm" svg:x="0.921cm" svg:y="4.52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measurelines" svg:width="0.4cm" svg:height="0.469cm" svg:x="0.996cm" svg:y="7.09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measurelines" svg:width="0.566cm" svg:height="0.469cm" svg:x="7.779cm" svg:y="6.55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measurelines" svg:width="0.546cm" svg:height="0.469cm" svg:x="7.718cm" svg:y="5.03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measurelines" svg:width="0.568cm" svg:height="0.469cm" svg:x="7.882cm" svg:y="7.40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" draw:text-style-name="P1" draw:layer="measurelines" svg:x1="3.202cm" svg:y1="6.106cm" svg:x2="2.23cm" svg:y2="6.106cm">
          <text:p/>
        </draw:line>
        <draw:frame draw:style-name="gr2" draw:layer="measurelines" svg:width="0.43cm" svg:height="0.469cm" svg:x="1.811cm" svg:y="5.85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" draw:text-style-name="P1" draw:layer="measurelines" svg:width="0.091cm" svg:height="0.091cm" svg:x="3.16cm" svg:y="6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091cm" svg:height="0.091cm" svg:x="5.66cm" svg:y="6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091cm" svg:height="0.091cm" svg:x="7.207cm" svg:y="6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091cm" svg:height="0.091cm" svg:x="6.434cm" svg:y="5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82cm" svg:height="0.529cm" svg:x="3.254cm" svg:y="0.68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682cm" svg:height="0.529cm" svg:x="3.253cm" svg:y="1.97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667cm" svg:height="0.53cm" svg:x="3.232cm" svg:y="3.16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682cm" svg:height="0.529cm" svg:x="2.131cm" svg:y="0.793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668cm" svg:height="0.53cm" svg:x="2.025cm" svg:y="2.16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534cm" svg:height="0.466cm" svg:x="3.275cm" svg:y="0.41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534cm" svg:height="0.466cm" svg:x="3.296cm" svg:y="1.76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0.534cm" svg:height="0.466cm" svg:x="3.402cm" svg:y="3.03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534cm" svg:height="0.466cm" svg:x="2.302cm" svg:y="0.53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534cm" svg:height="0.466cm" svg:x="2.195cm" svg:y="2.0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534cm" svg:height="0.466cm" svg:x="3.211cm" svg:y="1.02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0.534cm" svg:height="0.466cm" svg:x="2.237cm" svg:y="1.2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534cm" svg:height="0.466cm" svg:x="3.295cm" svg:y="2.338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534cm" svg:height="0.466cm" svg:x="3.359cm" svg:y="3.587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0.534cm" svg:height="0.466cm" svg:x="2.174cm" svg:y="2.59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0.682cm" svg:height="0.589cm" svg:x="6.048cm" svg:y="0.83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0.668cm" svg:height="0.589cm" svg:x="5.963cm" svg:y="2.10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0.682cm" svg:height="0.589cm" svg:x="6.323cm" svg:y="6.951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0.667cm" svg:height="0.59cm" svg:x="7.043cm" svg:y="5.661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0.668cm" svg:height="0.59cm" svg:x="5.434cm" svg:y="5.36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1.444cm" svg:height="0.7cm" svg:x="4.46cm" svg:y="4.751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0.682cm" svg:height="0.529cm" svg:x="3.593cm" svg:y="6.27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0.682cm" svg:height="0.529cm" svg:x="2.154cm" svg:y="5.219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0.667cm" svg:height="0.53cm" svg:x="2.895cm" svg:y="6.467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6" draw:text-style-name="P3" draw:layer="layout" svg:width="1.454cm" svg:height="1.571cm" svg:x="0.308cm" svg:y="1.011cm">
          <draw:text-box>
            <text:p><text:span text:style-name="T1">ابتدائی</text:span></text:p>
            <text:p><text:span text:style-name="T1"><text:s/></text:span><text:span text:style-name="T1">جانب</text:span></text:p>
          </draw:text-box>
        </draw:frame>
        <draw:frame draw:style-name="gr16" draw:text-style-name="P3" draw:layer="layout" svg:width="1.454cm" svg:height="1.571cm" svg:x="7.166cm" svg:y="1.118cm">
          <draw:text-box>
            <text:p><text:span text:style-name="T1">ثانوی</text:span></text:p>
            <text:p><text:span text:style-name="T1"><text:s/></text:span><text:span text:style-name="T1">جانب</text:span></text:p>
          </draw:text-box>
        </draw:frame>
        <draw:frame draw:style-name="gr2" draw:layer="layout" svg:width="1.417cm" svg:height="0.529cm" svg:x="3.677cm" svg:y="3.988cm">
          <draw:object xlink:href="./Object 39" xlink:type="simple" xlink:show="embed" xlink:actuate="onLoad"/>
          <draw:image xlink:href="./ObjectReplacements/Object 3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a</math:mi>
      <math:mi>'</math:mi>
    </math:mrow>
    <math:annotation math:encoding="StarMath 5.0">a'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c</math:mi>
      <math:mi>'</math:mi>
    </math:mrow>
    <math:annotation math:encoding="StarMath 5.0">c'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</math:mrow>
    <math:annotation math:encoding="StarMath 5.0">b'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an</math:mi>
    </math:msub>
    <math:annotation math:encoding="StarMath 5.0">v_{an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n</math:mi>
    </math:msub>
    <math:annotation math:encoding="StarMath 5.0">v_{bn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cn</math:mi>
    </math:msub>
    <math:annotation math:encoding="StarMath 5.0">v_{cn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ab</math:mi>
    </math:msub>
    <math:annotation math:encoding="StarMath 5.0">v_{ab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c</math:mi>
    </math:msub>
    <math:annotation math:encoding="StarMath 5.0">v_{bc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ab</math:mi>
      <math:mi>'</math:mi>
    </math:msubsup>
    <math:annotation math:encoding="StarMath 5.0">v^{'}_{ab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bc</math:mi>
      <math:mi>'</math:mi>
    </math:msubsup>
    <math:annotation math:encoding="StarMath 5.0">v^{'}_{bc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ab</math:mi>
      <math:mi>'</math:mi>
    </math:msubsup>
    <math:annotation math:encoding="StarMath 5.0">v^{'}_{ab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ca</math:mi>
      <math:mi>'</math:mi>
    </math:msubsup>
    <math:annotation math:encoding="StarMath 5.0">v^{'}_{ca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bc</math:mi>
      <math:mi>'</math:mi>
    </math:msubsup>
    <math:annotation math:encoding="StarMath 5.0">v^{'}_{bc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Y</math:mi>
      <math:mi math:fontstyle="normal">:</math:mi>
      <math:mo math:stretchy="false">Δ</math:mo>
    </math:mrow>
    <math:annotation math:encoding="StarMath 5.0">Y:%DELTA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an</math:mi>
    </math:msub>
    <math:annotation math:encoding="StarMath 5.0">v_{an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n</math:mi>
    </math:msub>
    <math:annotation math:encoding="StarMath 5.0">v_{bn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cn</math:mi>
    </math:msub>
    <math:annotation math:encoding="StarMath 5.0">v_{cn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sub>
        <math:mi>N</math:mi>
        <math:mn>1</math:mn>
      </math:msub>
      <math:mi math:fontstyle="normal">:</math:mi>
      <math:msub>
        <math:mi>N</math:mi>
        <math:mn>2</math:mn>
      </math:msub>
    </math:mrow>
    <math:annotation math:encoding="StarMath 5.0">N_1:N_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a</math:mi>
      <math:mi>'</math:mi>
    </math:mrow>
    <math:annotation math:encoding="StarMath 5.0">a'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</math:mrow>
    <math:annotation math:encoding="StarMath 5.0">b'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c</math:mi>
      <math:mi>'</math:mi>
    </math:mrow>
    <math:annotation math:encoding="StarMath 5.0">c'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